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1000000010B2B8D31A.gi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shadow="#808080 0.212cm 0.212cm" draw:shadow-opacity="75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 20" text:anchor-type="as-char" svg:width="15.991cm" svg:height="7.84cm" draw:z-index="0"><draw:image xlink:href="Pictures/100002000000001000000010B2B8D31A.gif" xlink:type="simple" xlink:show="embed" xlink:actuate="onLoad"/><svg:desc>Aussetzung der Dudlung-Komplet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Arial2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miklos</meta:initial-creator>
    <dc:creator>vmiklos</dc:creator>
    <meta:editing-cycles>1</meta:editing-cycles>
    <meta:creation-date>2013-08-23T13:17:00</meta:creation-date>
    <dc:date>2013-08-23T13:18:00</dc:date>
    <meta:editing-duration>PT1S</meta:editing-duration>
    <meta:generator>LibreOffice/4.2.0.0.alpha0$Linux_X86_64 LibreOffice_project/0404f37297c4b283972d71c8f53765d9169bdafa</meta:generator>
    <meta:document-statistic meta:table-count="0" meta:image-count="1" meta:object-count="0" meta:page-count="1" meta:paragraph-count="1" meta:word-count="0" meta:character-count="0" meta:non-whitespace-character-count="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